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text-properties style:font-name="Times" fo:font-size="12.0pt" fo:color="#558e28"/>
    </style:style>
    <style:style style:name="T1" style:family="text">
      <style:text-properties fo:color="#000000"/>
    </style:style>
    <style:style style:name="T2" style:family="text">
      <style:text-properties fo:font-weight="bold" fo:font-weight-asian="bold" fo:font-weight-complex="bold"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2"><text:span text:style-name="T1">Titel <text:tab/><text:tab/></text:span>*ABGEHAKT*</text:p>
      <text:p text:style-name="P2"><text:span text:style-name="T1">Autoren <text:tab/></text:span>*ABGEHAKT*</text:p>
      <text:p text:style-name="P1"><text:span text:style-name="T2">Freddy:</text:span><text:s/><text:tab/>Zusammenfassung / Abstract (Englisch) </text:p>
      <text:p text:style-name="P1"><text:span text:style-name="T2">Valentin:</text:span><text:s/><text:tab/>Einleitung (Studentengeschichte Findungsphase)</text:p>
      <text:p text:style-name="P1"><text:span text:style-name="T2">Valentin:</text:span><text:s/><text:tab/>Versuch</text:p>
      <text:p text:style-name="P1"><text:span text:style-name="T2">Nicolas:</text:span><text:s/><text:tab/>Ergebnisse</text:p>
      <text:p text:style-name="P1"><text:span text:style-name="T2">Nicolas:</text:span><text:s/><text:tab/>Interpretation</text:p>
      <text:p text:style-name="P1"><text:span text:style-name="T2">Freddy:</text:span><text:s/><text:tab/>Diskussion</text:p>
      <text:p text:style-name="P1"><text:span text:style-name="T2">Freddy:</text:span><text:s/><text:tab/>Fazit</text:p>
      <text:p text:style-name="P1"/>
      <text:p text:style-name="P1">Keine Liste von Zutaten, Aber eine Beschreibung im Fließ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